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Lohit Hindi1" svg:font-family="'Lohit Hindi'"/>
    <style:font-face style:name="Tahoma" svg:font-family="Tahoma"/>
    <style:font-face style:name="arial" svg:font-family="ari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ahoma" fo:font-size="10pt" fo:font-weight="normal" style:font-size-asian="10pt" style:font-weight-asian="normal" style:font-size-complex="10pt" style:font-weight-complex="normal"/>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Georgia" fo:font-size="10pt" fo:font-weight="normal" style:font-size-asian="10pt" style:font-weight-asian="normal" style:font-size-complex="10pt" style:font-weight-complex="normal"/>
    </style:style>
    <style:style style:name="P6" style:family="paragraph" style:parent-style-name="Standard">
      <style:text-properties style:font-name="Georgia" fo:font-size="10pt" style:font-size-asian="10pt" style:font-size-complex="10pt"/>
    </style:style>
    <style:style style:name="P7" style:family="paragraph" style:parent-style-name="Standard">
      <style:text-properties fo:color="#000000"/>
    </style:style>
    <style:style style:name="P8" style:family="paragraph" style:parent-style-name="Standard">
      <style:text-properties fo:color="#000000" style:font-name="Arial" fo:font-size="10pt"/>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style:font-name="Arial" fo:font-size="10pt"/>
    </style:style>
    <style:style style:name="P11" style:family="paragraph" style:parent-style-name="Standard">
      <style:text-properties fo:font-weight="normal" style:font-weight-asian="normal" style:font-weight-complex="normal"/>
    </style:style>
    <style:style style:name="T1" style:family="text">
      <style:text-properties fo:font-weight="bold"/>
    </style:style>
    <style:style style:name="T2" style:family="text">
      <style:text-properties fo:font-style="italic"/>
    </style:style>
    <style:style style:name="T3" style:family="text">
      <style:text-properties fo:color="#222222" style:font-name="Arial1"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222222" style:font-name="Arial1" fo:font-style="normal" style:text-underline-style="none" style:font-style-asian="normal" style:font-style-complex="normal"/>
    </style:style>
    <style:style style:name="T5" style:family="text">
      <style:text-properties fo:color="#222222" style:font-name="Tahoma"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222222" style:font-name="arial" fo:font-size="10.5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222222" style:font-name="Georgia" fo:font-style="normal" style:text-underline-style="none" style:font-style-asian="normal" style:font-style-complex="normal"/>
    </style:style>
    <style:style style:name="T8" style:family="text">
      <style:text-properties fo:color="#222222" style:font-name="Georgia" style:text-underline-style="none"/>
    </style:style>
    <style:style style:name="T9"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Georgia" fo:font-size="10pt" style:font-size-asian="10pt" style:font-size-complex="10pt"/>
    </style:style>
    <style:style style:name="T11" style:family="text">
      <style:text-properties fo:font-size="10pt" style:font-size-asian="10pt" style:font-size-complex="10pt"/>
    </style:style>
    <style:style style:name="T12" style:family="text">
      <style:text-properties fo:color="#000000" style:font-name="Arial" fo:font-style="normal" style:text-underline-style="none" style:font-style-asian="normal" style:font-style-complex="normal"/>
    </style:style>
    <style:style style:name="T1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on about the reference to “Louis Renan” on page 241 of TTTA.</text:p>
      <text:p text:style-name="Standard"/>
      <text:p text:style-name="P9">[rluu_20130507: Perhaps Gann is pointing to his birthday or death or some other specific piece of information about Renan? <text:s/>Renan lived 69 years: 1892 - 1823 = 69. <text:s/>Perhaps a connection to page 69!?</text:p>
      <text:p text:style-name="P9">When I shared this piece of information with BA, he said: </text:p>
      <text:p text:style-name="Standard"><text:span text:style-name="T13">“Now THAT does make since because there is a link to that page 69 stuff in that area!</text:span></text:p>
      <text:p text:style-name="Standard">Brilliant research here Ryan!!!”]</text:p>
      <text:p text:style-name="Standard"/>
      <text:p text:style-name="Standard"/>
      <text:p text:style-name="P9"/>
      <text:p text:style-name="Horizontal_20_Line"/>
      <text:p text:style-name="Standard"/>
      <text:p text:style-name="P1">Ernest Renan</text:p>
      <text:p text:style-name="Standard"><text:a xlink:type="simple" xlink:href="http://en.wikipedia.org/wiki/Ernest_Renan">http://en.wikipedia.org/wiki/Ernest_Renan</text:a></text:p>
      <text:p text:style-name="Standard"><text:a xlink:type="simple" xlink:href="http://www.britannica.com/EBchecked/topic/497999/Ernest-Renan">http://www.britannica.com/EBchecked/topic/497999/Ernest-Renan</text:a></text:p>
      <text:p text:style-name="Standard"/>
      <text:p text:style-name="Standard"><text:span text:style-name="T1">Joseph Ernest Renan</text:span> <text:bookmark-start text:name="__DdeLink__9386_1403897427"/>(28 February 1823 – 2 October 1892<text:bookmark text:name="cite_ref-11"/><text:a xlink:type="simple" xlink:href="http://en.wikipedia.org/wiki/Ernest_Renan#cite_note-1">[1]</text:a>)<text:bookmark-end text:name="__DdeLink__9386_1403897427"/> was a French expert of Middle East ancient languages and civilizations,<text:bookmark text:name="cite_ref-2"/><text:a xlink:type="simple" xlink:href="http://en.wikipedia.org/wiki/Ernest_Renan#cite_note-2">[2]</text:a> <text:a xlink:type="simple" xlink:href="http://en.wikipedia.org/wiki/Philosopher">philosopher</text:a> and writer, devoted to his native province of <text:a xlink:type="simple" xlink:href="http://en.wikipedia.org/wiki/Brittany">Brittany</text:a>. He is best known for his influential historical works on early Christianity and his <text:a xlink:type="simple" xlink:href="http://en.wikipedia.org/wiki/Political_theory">political</text:a> theories, especially concerning nationalism and national identity. His many exchanges of views with <text:a xlink:type="simple" xlink:href="http://en.wikipedia.org/wiki/Auguste_Comte">Auguste Comte</text:a> led to philosophic essays he wrote, but the ideas of which he declared a common work in their preface : <text:span text:style-name="T2">Essais philosophiques</text:span>.</text:p>
      <text:p text:style-name="Standard"/>
      <text:p text:style-name="Standard">He had strong leanings towards mathematics and natural science.</text:p>
      <text:p text:style-name="Standard">Lived in Paris.</text:p>
      <text:p text:style-name="Standard">Educated by Catholic Priests.</text:p>
      <text:p text:style-name="P1"/>
      <text:p text:style-name="P1"><text:bookmark-start text:name="__DdeLink__9733_165106720"/></text:p>
      <text:p text:style-name="Horizontal_20_Line"/>
      <text:p text:style-name="Standard"><text:bookmark-end text:name="__DdeLink__9733_165106720"/></text:p>
      <text:p text:style-name="P1">Renan, Virginia</text:p>
      <text:p text:style-name="Standard"><text:a xlink:type="simple" xlink:href="http://en.wikipedia.org/wiki/Renan,_Virginia">http://en.wikipedia.org/wiki/Renan,_Virginia</text:a></text:p>
      <text:p text:style-name="Text_20_body"><text:span text:style-name="T1">Renan</text:span> is an <text:a xlink:type="simple" xlink:href="http://en.wikipedia.org/wiki/Unincorporated_area">unincorporated community</text:a> in the northeastern part of <text:a xlink:type="simple" xlink:href="http://en.wikipedia.org/wiki/Pittsylvania_County,_Virginia">Pittsylvania County</text:a>, <text:a xlink:type="simple" xlink:href="http://en.wikipedia.org/wiki/Virginia">Virginia</text:a>, <text:a xlink:type="simple" xlink:href="http://en.wikipedia.org/wiki/United_States">United States</text:a>. It is included in the <text:a xlink:type="simple" xlink:href="http://en.wikipedia.org/wiki/Danville,_Virginia">Danville, Virginia</text:a> <text:a xlink:type="simple" xlink:href="http://en.wikipedia.org/wiki/Danville,_Virginia_metropolitan_area">Metropolitan Statistical Area</text:a>. It is contained within the Staunton River Magisterial District, and is located on a crossroads between <text:a xlink:type="simple" xlink:href="http://en.wikipedia.org/wiki/Straightstone,_Virginia">Straightstone</text:a>, <text:a xlink:type="simple" xlink:href="http://en.wikipedia.org/wiki/Mount_Airy,_Pittsylvania_County,_Virginia">Mount Airy</text:a>, and <text:a xlink:type="simple" xlink:href="http://en.wikipedia.org/wiki/Hurt,_Virginia">Hurt</text:a>.</text:p>
      <text:p text:style-name="Text_20_body">The community of Renan was named in the second half of the 19th century after <text:a xlink:type="simple" xlink:href="http://en.wikipedia.org/wiki/Ernest_Renan">Ernest Renan</text:a>, French philosopher and theologian. The name of the community is pronounced with stress on the first syllable of the word, however.<text:bookmark text:name="cite_ref-1"/><text:a xlink:type="simple" xlink:href="http://en.wikipedia.org/wiki/Renan,_Virginia#cite_note-1">[1]</text:a> In the 1880s, the four-room Harmony Grove School served the area, which was then replaced by the brick Renan School. This was then closed and converted into a <text:a xlink:type="simple" xlink:href="http://en.wikipedia.org/wiki/Virginia_furniture">Virginia furniture</text:a> factory.</text:p>
      <text:p text:style-name="Text_20_body">A store served the community from 1901 until the 1980s.</text:p>
      <text:p text:style-name="Standard"/>
      <text:p text:style-name="Horizontal_20_Line"/>
      <text:p text:style-name="Text_20_body">WITS Yahoo posts about Renan:</text:p>
      <text:p text:style-name="Text_20_body"><text:soft-page-break/></text:p>
      <text:p text:style-name="Standard"><text:bookmark-start text:name="__DdeLink__4612_98993888221112111111111112211112111111111112111111111211111111"/><text:bookmark-start text:name="__DdeLink__7438_158703897211211111111"/><text:bookmark-start text:name="__DdeLink__7032_1581185339111112111111111211111111"/><text:bookmark-start text:name="__DdeLink__7020_1581185339111112111111111211111111"/><text:bookmark-start text:name="__DdeLink__7008_1581185339111112111111111211111111"/><text:bookmark-start text:name="__DdeLink__4636_98993888211112111111111112211112111111111112111111111211111111"/><text:bookmark-start text:name="__DdeLink__7424_158703897221211111111"/><text:bookmark-start text:name="__DdeLink__4542_98993888211121112111111111112211112111111211112111111121211111111"/><text:bookmark-start text:name="__DdeLink__2213_989938882111111121112111111111112211112111111211112111111121211111111"/><text:bookmark-start text:name="__DdeLink__2211_989938882111111121112111111111112211112111111211112111111121211111111"/><text:bookmark-start text:name="__DdeLink__3027_1809333882111111111112211112111111211112111111121211111111"/><text:bookmark-start text:name="__DdeLink__4775_6969081971212111211112111111121211111111"/><text:bookmark-start text:name="__DdeLink__7530_12539383421211111111"/><text:bookmark-start text:name="__DdeLink__8662_165106720111111"/><text:span text:style-name="Emphasis"><text:span text:style-name="T9">WITS Message #64603, by BA (ba4wits) (ba_sklenka)</text:span></text:span><text:bookmark-end text:name="__DdeLink__8662_165106720111111"/><text:span text:style-name="Emphasis"><text:span text:style-name="T9">:</text:span></text:span><text:bookmark-end text:name="__DdeLink__7424_158703897221211111111"/><text:bookmark-end text:name="__DdeLink__4542_98993888211121112111111111112211112111111211112111111121211111111"/><text:bookmark-end text:name="__DdeLink__2213_989938882111111121112111111111112211112111111211112111111121211111111"/><text:bookmark-end text:name="__DdeLink__2211_989938882111111121112111111111112211112111111211112111111121211111111"/><text:bookmark-end text:name="__DdeLink__3027_1809333882111111111112211112111111211112111111121211111111"/><text:bookmark-end text:name="__DdeLink__4775_6969081971212111211112111111121211111111"/><text:bookmark-end text:name="__DdeLink__7530_12539383421211111111"/></text:p>
      <text:p text:style-name="Standard">Fri Apr 26, 2013 2:51 pm<text:bookmark-end text:name="__DdeLink__7438_158703897211211111111"/><text:bookmark-end text:name="__DdeLink__7032_1581185339111112111111111211111111"/><text:bookmark-end text:name="__DdeLink__7020_1581185339111112111111111211111111"/><text:bookmark-end text:name="__DdeLink__7008_1581185339111112111111111211111111"/><text:bookmark-end text:name="__DdeLink__4636_98993888211112111111111112211112111111111112111111111211111111"/><text:bookmark text:name="__DdeLink__4473_989938882121111111122111111111111111112111111111311111111"/><text:bookmark text:name="__DdeLink__2347_989938882121111111122111111111111111112111111111311111111"/><text:bookmark text:name="__DdeLink__4473_98993888212111111112211112111111111112111111111311111111"/><text:bookmark text:name="__DdeLink__2347_98993888212111111112211112111111111112111111111311111111"/></text:p>
      <text:p text:style-name="Standard"><text:bookmark-end text:name="__DdeLink__4612_98993888221112111111111112211112111111111112111111111211111111"/><text:bookmark-start text:name="__DdeLink__4473_989938882211112211112111111111112111111111311111111"/><text:bookmark-start text:name="__DdeLink__2347_989938882211112211112111111111112111111111311111111"/><text:bookmark-start text:name="__DdeLink__3101_1809333882111112211112111111111112111111111311111111"/><text:bookmark-start text:name="__DdeLink__4473_98993888211111112211112111111111112111111111311111111"/><text:bookmark-start text:name="__DdeLink__2347_98993888211111112211112111111111112111111111311111111"/><text:span text:style-name="Emphasis"><text:span text:style-name="T5">Subject:</text:span></text:span><text:bookmark-end text:name="__DdeLink__4473_989938882211112211112111111111112111111111311111111"/><text:bookmark-end text:name="__DdeLink__2347_989938882211112211112111111111112111111111311111111"/><text:bookmark-end text:name="__DdeLink__3101_1809333882111112211112111111111112111111111311111111"/><text:bookmark-end text:name="__DdeLink__4473_98993888211111112211112111111111112111111111311111111"/><text:bookmark-end text:name="__DdeLink__2347_98993888211111112211112111111111112111111111311111111"/><text:span text:style-name="Emphasis"><text:span text:style-name="T6"> <text:s/>TM...</text:span></text:span></text:p>
      <text:p text:style-name="P2"><text:span text:style-name="Emphasis"><text:span text:style-name="T3"/></text:span></text:p>
      <text:p text:style-name="P2"><text:span text:style-name="Emphasis"><text:span text:style-name="T4">Page 244:  meantions "Dr. Descartes".  Covertly the name "Renan" is used on page 241.  This is CLASSIC Gann.   We are suppose to deduce from this the name "Rene Descartes"   whom is also mentioned by Luther Jensen in his book "Astro-Cycles and Speculative Markets."   Gann wants us to WORK for the answers. </text:span></text:span></text:p>
      <text:p text:style-name="P2"><text:span text:style-name="Emphasis"><text:span text:style-name="T3"/></text:span></text:p>
      <text:p text:style-name="P2"><text:span text:style-name="Emphasis"><text:span text:style-name="T4"/></text:span></text:p>
      <text:p text:style-name="P2"><text:span text:style-name="Emphasis"><text:span text:style-name="T4"/></text:span></text:p>
      <text:p text:style-name="P2"><text:bookmark-start text:name="__DdeLink__9067_1403897427"/><text:span text:style-name="Emphasis"><text:span text:style-name="T4"/></text:span></text:p>
      <text:p text:style-name="P2"><text:bookmark-start text:name="__DdeLink__8662_16510672011112"/><text:span text:style-name="Emphasis"><text:span text:style-name="T4">WITS Message #64615, by </text:span></text:span><text:bookmark-end text:name="__DdeLink__8662_16510672011112"/><text:span text:style-name="Emphasis"><text:span text:style-name="T4">Ryan (neardeathmoment):</text:span></text:span><text:bookmark-end text:name="__DdeLink__9067_1403897427"/></text:p>
      <text:p text:style-name="P2"><text:span text:style-name="Emphasis"><text:span text:style-name="T4"/></text:span></text:p>
      <text:p text:style-name="P2"><text:span text:style-name="Emphasis"><text:span text:style-name="T4">It is clear on page 244 that Gann is referring to Rene Descartes, but on page<text:line-break/>241, the last name mentioned is "Renan". I thought at first Gann might be<text:line-break/>referring to "Rene" instead of "Renan", since the references are only 3 pages<text:line-break/>away, but could it refer to "Ernest Renan" who was a French scholar?<text:line-break/><text:line-break/></text:span></text:span><text:a xlink:type="simple" xlink:href="http://en.wikipedia.org/wiki/Ernest_Renan"><text:span text:style-name="Emphasis">http://en.wikipedia.org/wiki/Ernest_Renan</text:span></text:a><text:span text:style-name="Emphasis"><text:span text:style-name="T4"><text:line-break/></text:span></text:span><text:a xlink:type="simple" xlink:href="http://www.britannica.com/EBchecked/topic/497999/Ernest-Renan"><text:span text:style-name="Emphasis">http://www.britannica.com/EBchecked/topic/497999/Ernest-Renan</text:span></text:a><text:span text:style-name="Emphasis"><text:span text:style-name="T4"><text:line-break/></text:span></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bookmark-start text:name="__DdeLink__9069_1403897427"/><text:span text:style-name="Emphasis"><text:span text:style-name="T4"/></text:span></text:p>
      <text:p text:style-name="P2"><text:span text:style-name="Emphasis"><text:span text:style-name="T4">WITS Message #64616, by (super_romeman):</text:span></text:span><text:bookmark-end text:name="__DdeLink__9069_1403897427"/></text:p>
      <text:p text:style-name="P2"><text:span text:style-name="Emphasis"><text:span text:style-name="T4"/></text:span></text:p>
      <text:p text:style-name="P2"><text:span text:style-name="Emphasis"><text:span text:style-name="T7">Since the moment I first saw the name Renan in Tunnel I have always thought that Gann was referring to Ernest Renan; perhaps this came to me because I had his </text:span></text:span><text:span text:style-name="Emphasis"><text:span text:style-name="T8">Vie de Jésus</text:span></text:span><text:span text:style-name="Emphasis"><text:span text:style-name="T7"> as a text in French class. </text:span></text:span></text:p>
      <text:p text:style-name="P3"> </text:p>
      <text:p text:style-name="P5">That said, I have long puzzled over why Gann might have made this reference. One thing I have found is that "Ernest Renan suggested in 1882 that, under different circumstances, Mithraism might have risen to the prominence of modern-day Christianity." </text:p>
      <text:p text:style-name="P2"><text:span text:style-name="Emphasis"><text:span text:style-name="T4"/></text:span></text:p>
      <text:p text:style-name="P6">This makes me think that it is possible that in some of Renan's studies of the ancients, in whom Gann was himself very interested, Renan stumbled onto things that Gann found useful.</text:p>
      <text:p text:style-name="P4"> </text:p>
      <text:p text:style-name="Standard"><text:span text:style-name="T10">"A French author, philologist, archeologist, and founder of comparative religion, Ernest Renan (1823-1892) influenced European thought in the second half of the 19th century through his numerous writings." </text:span><text:a xlink:type="simple" xlink:href="http://biography.yourdictionary.com/ernest-renan"><text:span text:style-name="T10">http://biography.yourdictionary.com/ernest-renan</text:span></text:a><text:span text:style-name="T11"> </text:span></text:p>
      <text:p text:style-name="P4"> </text:p>
      <text:p text:style-name="P2"><text:span text:style-name="Emphasis"><text:span text:style-name="T7">Comparative religion could get into areas of interest to us, to the extent that it might deal with astrology and astronomy, etc.</text:span></text:span></text:p>
      <text:p text:style-name="P4"> </text:p>
      <text:p text:style-name="P6">The name Renan is an extraordinary one for Gann to pull out of thin air, that's for sure. At least for someone who knew who Renan was before he had ever heard of Gann.</text:p>
      <text:p text:style-name="P4"> </text:p>
      <text:p text:style-name="P6">best, romeman</text:p>
      <text:p text:style-name="P2"><text:span text:style-name="Emphasis"><text:span text:style-name="T3"/></text:span></text:p>
      <text:p text:style-name="P2"><text:span text:style-name="Emphasis"><text:span text:style-name="T3"/></text:span></text:p>
      <text:p text:style-name="P2"><text:span text:style-name="Emphasis"><text:span text:style-name="T3"/></text:span></text:p>
      <text:p text:style-name="P2"><text:bookmark-start text:name="__DdeLink__9383_1403897427"/><text:span text:style-name="Emphasis"><text:span text:style-name="T4"/></text:span></text:p>
      <text:p text:style-name="P2"><text:span text:style-name="Emphasis"><text:span text:style-name="T4">WITS Message #64616, by (super_romeman):</text:span></text:span><text:bookmark-end text:name="__DdeLink__9383_1403897427"/></text:p>
      <text:p text:style-name="P2"><text:span text:style-name="Emphasis"><text:span text:style-name="T4"/></text:span></text:p>
      <text:p text:style-name="P2"><text:span text:style-name="Emphasis"><text:span text:style-name="T7">Renan (with a second "n") entered the seminary of Saint Sulpice in Paris, according to this biography from Gann's era </text:span></text:span><text:a xlink:type="simple" xlink:href="http://books.google.com/books?id=O84aAAAAYAAJ&amp;printsec=frontcover"><text:span text:style-name="Emphasis">http://books.google.com/books?id=O84aAAAAYAAJ&amp;printsec=frontcover</text:span></text:a><text:span text:style-name="Emphasis"><text:span text:style-name="T4"> </text:span></text:span><text:span text:style-name="Emphasis"><text:span text:style-name="T7">(which I should read as it </text:span></text:span><text:soft-page-break/><text:span text:style-name="Emphasis"><text:span text:style-name="T7">might shed some light on the strength or weakness of my theory). I assume this institution was associated with the church of the same name, which Lorin and I visited some years ago together. This church has a gnomon in it, which is quite interesting and which was the object of our visit </text:span></text:span><text:a xlink:type="simple" xlink:href="http://en.wikipedia.org/wiki/Gnomon_of_Saint-Sulpice"><text:span text:style-name="Emphasis">http://en.wikipedia.org/wiki/Gnomon_of_Saint-Sulpice</text:span></text:a><text:span text:style-name="Emphasis"><text:span text:style-name="T4"> </text:span></text:span><text:span text:style-name="Emphasis"><text:span text:style-name="T7">.</text:span></text:span></text:p>
      <text:p text:style-name="P4"> </text:p>
      <text:p text:style-name="P6">Descartes is certainly "in the face" of the reader, so I have no doubt you found him useful. The question in my mind is why did Gann put the last name of a well-known 19th century French writer in there with Descartes during Gordon's visit to Paris. It may be entirely for the purpose of confusing readers like myself; it may be a false trail. It's just that, for me, Renan and Descartes are both equally "in my face"; to me they're both "very famous". He didn't pick "John Doe" type names. He picked names from the "front ranks". It's like writing that someone went to New York and met with a Washington and a Lincoln. Or with an Edison and a Ford. It makes you very suspicious. :-)</text:p>
      <text:p text:style-name="P4"> </text:p>
      <text:p text:style-name="P6">best, rome</text:p>
      <text:p text:style-name="P2"><text:span text:style-name="Emphasis"><text:span text:style-name="T3"/></text:span></text:p>
      <text:p text:style-name="P2"><text:span text:style-name="Emphasis"><text:span text:style-name="T3"/></text:span></text:p>
      <text:p text:style-name="P2"><text:span text:style-name="Emphasis"><text:span text:style-name="T3"/></text:span></text:p>
      <text:p text:style-name="P2"><text:span text:style-name="Emphasis"><text:span text:style-name="T4"/></text:span></text:p>
      <text:p text:style-name="P2"><text:span text:style-name="Emphasis"><text:span text:style-name="T4"/></text:span></text:p>
      <text:p text:style-name="P2"><text:span text:style-name="Emphasis"><text:span text:style-name="T4">WITS Message #64624, by Lorin (ctx82003):</text:span></text:span></text:p>
      <text:p text:style-name="P2"><text:span text:style-name="Emphasis"><text:span text:style-name="T3"/></text:span></text:p>
      <text:p text:style-name="P2"><text:bookmark text:name="role_document"/><text:span text:style-name="Emphasis"><text:span text:style-name="T12">San Sulpice is a very special place as it was the French Catholic College of hidden knowledge.............and very closely connected to the Cathar body of knowledge from Southern France, (  </text:span></text:span><text:a xlink:type="simple" xlink:href="http://www.bibliotecapleyades.net/esp_cataros_03.htm"><text:span text:style-name="Emphasis">The Legend of The Cathars</text:span></text:a><text:span text:style-name="Emphasis"><text:span text:style-name="T12"> )  Saint Suplice is a repository of great and ancient knowledge to which only the privileged are admitted.   </text:span></text:span></text:p>
      <text:p text:style-name="P7"> </text:p>
      <text:p text:style-name="P8">There was a Ernest Renan Masonic Lodge in Paris.</text:p>
      <text:p text:style-name="P7"> </text:p>
      <text:p text:style-name="P8">There may have been a specific reason that Renan is mentioned by Gann...............maybe the date of his birth.........I think Feb 28th, 1832............or some other element about him that is important to the student of TTTA...........</text:p>
      <text:p text:style-name="P7"> </text:p>
      <text:p text:style-name="P8">Descartes was well known as the founder of the 1st Enlightenment and Renan the 2nd Enlightenment. </text:p>
      <text:p text:style-name="P7"> </text:p>
      <text:p text:style-name="P8">Best Regards, </text:p>
      <text:p text:style-name="P7"> </text:p>
      <text:p text:style-name="P8">Lorin</text:p>
      <text:p text:style-name="P2"><text:span text:style-name="Emphasis"><text:span text:style-name="T3"/></text:span></text:p>
      <text:p text:style-name="Horizontal_20_Line"><text:span text:style-name="Emphasis"><text:span text:style-name="T3"/></text:span></text:p>
      <text:p text:style-name="P2"><text:span text:style-name="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Georgia" svg:font-family="Georgia"/>
    <style:font-face style:name="Lohit Hindi1" svg:font-family="'Lohit Hindi'"/>
    <style:font-face style:name="Tahoma" svg:font-family="Tahoma"/>
    <style:font-face style:name="arial" svg:font-family="ari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4-27T22:34:03</meta:creation-date>
    <dc:date>2013-05-07T23:54:23</dc:date>
    <dc:creator>Ryan </dc:creator>
    <meta:editing-duration>PT6M41S</meta:editing-duration>
    <meta:editing-cycles>5</meta:editing-cycles>
    <meta:generator>LibreOffice/3.5$Linux_X86_64 LibreOffice_project/350m1$Build-403</meta:generator>
    <meta:document-statistic meta:table-count="0" meta:image-count="0" meta:object-count="0" meta:page-count="3" meta:paragraph-count="55" meta:word-count="989" meta:character-count="6224" meta:non-whitespace-character-count="5240"/>
  </office:meta>
</office:document-meta>
</file>